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9D100002957000014AC0D6882688B2DF90E.svg" manifest:media-type="image/svg+xml"/>
  <manifest:file-entry manifest:full-path="Pictures/1000020100000190000000C8AAE988AE62341D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848cm)" draw:image-opacity="100%" style:mirror="none"/>
    </style:style>
    <style:style style:name="P1" style:family="paragraph">
      <style:paragraph-properties fo:line-height="80%"/>
      <style:text-properties fo:color="#7e0021" style:font-name="Liberation Sans Narrow" fo:font-size="54pt" fo:font-style="italic" fo:text-shadow="1pt 1pt" style:font-size-asian="54pt" style:font-style-asian="italic" style:font-size-complex="54pt" style:font-style-complex="italic"/>
    </style:style>
    <style:style style:name="P2" style:family="paragraph">
      <loext:graphic-properties draw:fill="none" draw:fill-color="#ffffff"/>
      <style:paragraph-properties fo:line-height="80%"/>
      <style:text-properties fo:color="#7e0021" style:font-name="Liberation Sans Narrow" fo:font-size="54pt" fo:font-style="italic" fo:text-shadow="1pt 1pt" style:font-size-asian="54pt" style:font-style-asian="italic" style:font-size-complex="54pt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color="#7e0021" style:font-name="Liberation Sans Narrow" fo:font-size="54pt" fo:font-style="italic" fo:text-shadow="1pt 1pt" style:font-size-asian="54pt" style:font-style-asian="italic" style:font-size-complex="5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03cm" svg:height="3.745cm" svg:x="6.124cm" svg:y="5.445cm">
          <draw:text-box>
            <text:p text:style-name="P1"><text:span text:style-name="T1">SCAP</text:span></text:p>
            <text:p text:style-name="P1"><text:span text:style-name="T1">Composer</text:span></text:p>
          </draw:text-box>
        </draw:frame>
        <draw:frame draw:style-name="gr2" draw:text-style-name="P3" draw:layer="layout" svg:width="8.732cm" svg:height="5.289cm" svg:x="4.81cm" svg:y="4.628cm">
          <draw:image xlink:href="Pictures/100019D100002957000014AC0D6882688B2DF90E.svg" xlink:type="simple" xlink:show="embed" xlink:actuate="onLoad">
            <text:p/>
          </draw:image>
          <draw:image xlink:href="Pictures/1000020100000190000000C8AAE988AE62341DF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6:05:23.199000000</meta:creation-date>
    <dc:date>2018-12-11T16:58:17.353000000</dc:date>
    <meta:editing-duration>PT11S</meta:editing-duration>
    <meta:editing-cycles>1</meta:editing-cycles>
    <meta:document-statistic meta:object-count="2"/>
    <meta:generator>LibreOffice/5.4.7.2$Windows_X86_64 LibreOffice_project/c838ef25c16710f8838b1faec480ebba495259d0</meta:generator>
  </office:meta>
</office:document-meta>
</file>